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style:writing-mode="page"/>
    </style:style>
    <style:style style:name="P1" style:family="paragraph" style:parent-style-name="Heading_20_1">
      <style:text-properties style:font-name="Times New Roman"/>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3">
      <style:paragraph-properties>
        <style:tab-stops>
          <style:tab-stop style:position="6.2992in" style:type="right" style:leader-style="dotted" style:leader-text="."/>
        </style:tab-stops>
      </style:paragraph-properties>
    </style:style>
    <style:style style:name="P5" style:family="paragraph" style:parent-style-name="Contents_20_4">
      <style:paragraph-properties>
        <style:tab-stops>
          <style:tab-stop style:position="6.1028in" style:type="right" style:leader-style="dotted" style:leader-text="."/>
        </style:tab-stops>
      </style:paragraph-properties>
    </style:style>
    <style:style style:name="P6" style:family="paragraph" style:parent-style-name="Standard">
      <style:text-properties style:font-name="Times New Roman"/>
    </style:style>
    <style:style style:name="P7" style:family="paragraph" style:parent-style-name="Table_20_Contents">
      <style:text-properties style:font-name="Times New Roman"/>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5"/>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list-style-name="L6"/>
    <style:style style:name="P19" style:family="paragraph" style:parent-style-name="Text_20_body" style:list-style-name="L6">
      <style:paragraph-properties fo:margin-top="0in" fo:margin-bottom="0in" style:contextual-spacing="false"/>
    </style:style>
    <style:style style:name="P20" style:family="paragraph" style:parent-style-name="Text_20_body">
      <style:text-properties style:font-name="Times New Roman"/>
    </style:style>
    <style:style style:name="T1" style:family="text">
      <style:text-properties style:font-name="Times New Roman"/>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06_212012501"/>Report: Analysis of the FSM VHDL Code and Testbench<text:bookmark-end text:name="__RefHeading___Toc106_212012501"/></text:h>
      <text:h text:style-name="Heading_20_2" text:outline-level="2"><text:span text:style-name="T1"/></text:h>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06_212012501" text:style-name="Index_20_Link" text:visited-style-name="Index_20_Link">Report: Analysis of the FSM VHDL Code and Testbench<text:tab/>1</text:a></text:p>
          <text:p text:style-name="P3"><text:a xlink:type="simple" xlink:href="#__RefHeading___Toc108_212012501" text:style-name="Index_20_Link" text:visited-style-name="Index_20_Link">1. Introduction<text:tab/>1</text:a></text:p>
          <text:p text:style-name="P3"><text:a xlink:type="simple" xlink:href="#__RefHeading___Toc110_212012501" text:style-name="Index_20_Link" text:visited-style-name="Index_20_Link">2. FSM VHDL Code<text:tab/>1</text:a></text:p>
          <text:p text:style-name="P4"><text:a xlink:type="simple" xlink:href="#__RefHeading___Toc112_212012501" text:style-name="Index_20_Link" text:visited-style-name="Index_20_Link">2.1 Entity Declaration<text:tab/>1</text:a></text:p>
          <text:p text:style-name="P4"><text:a xlink:type="simple" xlink:href="#__RefHeading___Toc114_212012501" text:style-name="Index_20_Link" text:visited-style-name="Index_20_Link">2.2 Architecture - Behavioral<text:tab/>2</text:a></text:p>
          <text:p text:style-name="P5"><text:a xlink:type="simple" xlink:href="#__RefHeading___Toc116_212012501" text:style-name="Index_20_Link" text:visited-style-name="Index_20_Link">2.2.1 State Definitions<text:tab/>2</text:a></text:p>
          <text:p text:style-name="P5"><text:a xlink:type="simple" xlink:href="#__RefHeading___Toc118_212012501" text:style-name="Index_20_Link" text:visited-style-name="Index_20_Link">2.2.2 Process 1: State Register<text:tab/>2</text:a></text:p>
          <text:p text:style-name="P5"><text:a xlink:type="simple" xlink:href="#__RefHeading___Toc120_212012501" text:style-name="Index_20_Link" text:visited-style-name="Index_20_Link">2.2.3 Process 2: Next State Logic and Output Logic<text:tab/>2</text:a></text:p>
          <text:p text:style-name="P5"><text:a xlink:type="simple" xlink:href="#__RefHeading___Toc122_212012501" text:style-name="Index_20_Link" text:visited-style-name="Index_20_Link">State Transition and Output Behavior:<text:tab/>3</text:a></text:p>
          <text:p text:style-name="P3"><text:a xlink:type="simple" xlink:href="#__RefHeading___Toc124_212012501" text:style-name="Index_20_Link" text:visited-style-name="Index_20_Link">3. Testbench Analysis<text:tab/>3</text:a></text:p>
          <text:p text:style-name="P4"><text:a xlink:type="simple" xlink:href="#__RefHeading___Toc126_212012501" text:style-name="Index_20_Link" text:visited-style-name="Index_20_Link">3.1 Entity Declaration<text:tab/>3</text:a></text:p>
          <text:p text:style-name="P4"><text:a xlink:type="simple" xlink:href="#__RefHeading___Toc128_212012501" text:style-name="Index_20_Link" text:visited-style-name="Index_20_Link">3.2 Architecture - Behavior<text:tab/>3</text:a></text:p>
          <text:p text:style-name="P4"><text:a xlink:type="simple" xlink:href="#__RefHeading___Toc130_212012501" text:style-name="Index_20_Link" text:visited-style-name="Index_20_Link">3.3 Stimulus Process<text:tab/>3</text:a></text:p>
          <text:p text:style-name="P4"><text:a xlink:type="simple" xlink:href="#__RefHeading___Toc132_212012501" text:style-name="Index_20_Link" text:visited-style-name="Index_20_Link">Test Scenarios:<text:tab/>4</text:a></text:p>
          <text:p text:style-name="P4"><text:a xlink:type="simple" xlink:href="#__RefHeading___Toc134_212012501" text:style-name="Index_20_Link" text:visited-style-name="Index_20_Link">4. Conclusion<text:tab/>4</text:a></text:p>
        </text:index-body>
      </text:table-of-content>
      <text:h text:style-name="Heading_20_2" text:outline-level="2"><text:span text:style-name="T1"/></text:h>
      <text:h text:style-name="Heading_20_2" text:outline-level="2"><text:span text:style-name="T1"/></text:h>
      <text:h text:style-name="Heading_20_2" text:outline-level="2"><text:span text:style-name="T1"/></text:h>
      <text:h text:style-name="Heading_20_2" text:outline-level="2"><text:span text:style-name="T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_Toc108_212012501"/><text:span text:style-name="T1">1. </text:span><text:span text:style-name="Strong_20_Emphasis"><text:span text:style-name="T1">Introduction</text:span></text:span><text:bookmark-end text:name="__RefHeading___Toc108_212012501"/></text:h>
      <text:p text:style-name="Text_20_body"><text:span text:style-name="T1">This report analyzes the provided VHDL code, which implements a Finite State Machine (FSM) with four states: </text:span><text:span text:style-name="Source_20_Text"><text:span text:style-name="T1">idle</text:span></text:span><text:span text:style-name="T1">, </text:span><text:span text:style-name="Source_20_Text"><text:span text:style-name="T1">proc_1</text:span></text:span><text:span text:style-name="T1">, </text:span><text:span text:style-name="Source_20_Text"><text:span text:style-name="T1">halt</text:span></text:span><text:span text:style-name="T1">, and </text:span><text:span text:style-name="Source_20_Text"><text:span text:style-name="T1">final</text:span></text:span><text:span text:style-name="T1">. The code also includes a testbench designed to validate the FSM's functionality.</text:span></text:p>
      <text:h text:style-name="Heading_20_2" text:outline-level="2"><text:bookmark-start text:name="__RefHeading___Toc110_212012501"/><text:span text:style-name="T1">2. </text:span><text:span text:style-name="Strong_20_Emphasis"><text:span text:style-name="T1">FSM VHDL Code</text:span></text:span><text:bookmark-end text:name="__RefHeading___Toc110_212012501"/></text:h>
      <text:h text:style-name="Heading_20_3" text:outline-level="3"><text:bookmark-start text:name="__RefHeading___Toc112_212012501"/><text:span text:style-name="T1">2.1 </text:span><text:span text:style-name="Strong_20_Emphasis"><text:span text:style-name="T1">Entity Declaration</text:span></text:span><text:bookmark-end text:name="__RefHeading___Toc112_212012501"/></text:h>
      <text:p text:style-name="Text_20_body"><text:span text:style-name="T1">The entity </text:span><text:span text:style-name="Source_20_Text"><text:span text:style-name="T1">FSM</text:span></text:span><text:span text:style-name="T1"> defines the inputs and outputs of the FSM module:</text:span></text:p>
      <text:list xml:id="list3755404728" text:style-name="L1">
        <text:list-item>
          <text:p text:style-name="P9"><text:span text:style-name="Source_20_Text"><text:span text:style-name="T1">clk</text:span></text:span><text:span text:style-name="T1">: Clock signal (input).</text:span></text:p>
        </text:list-item>
        <text:list-item>
          <text:p text:style-name="P9"><text:span text:style-name="Source_20_Text"><text:span text:style-name="T1">reset</text:span></text:span><text:span text:style-name="T1">: Asynchronous reset signal (input).</text:span></text:p>
        </text:list-item>
        <text:list-item>
          <text:p text:style-name="P9"><text:span text:style-name="Source_20_Text"><text:span text:style-name="T1">a</text:span></text:span><text:span text:style-name="T1">: Input signal that controls state transitions.</text:span></text:p>
        </text:list-item>
        <text:list-item>
          <text:p text:style-name="P9"><text:span text:style-name="Source_20_Text"><text:span text:style-name="T1">b</text:span></text:span><text:span text:style-name="T1">: Another input signal that also controls state transitions.</text:span></text:p>
        </text:list-item>
        <text:list-item>
          <text:p text:style-name="P9"><text:span text:style-name="Source_20_Text"><text:span text:style-name="T1">fsm_out</text:span></text:span><text:span text:style-name="T1">: Output signal that indicates the state of the FSM.</text:span></text:p>
        </text:list-item>
        <text:list-item>
          <text:p text:style-name="P8"><text:span text:style-name="Source_20_Text"><text:span text:style-name="T1">main</text:span></text:span><text:span text:style-name="T1">: A 3-bit output vector that provides a coded representation of the current state.</text:span></text:p>
        </text:list-item>
      </text:list>
      <text:h text:style-name="Heading_20_3" text:outline-level="3"><text:bookmark-start text:name="__RefHeading___Toc114_212012501"/><text:span text:style-name="T1">2.2 </text:span><text:span text:style-name="Strong_20_Emphasis"><text:span text:style-name="T1">Architecture - Behavioral</text:span></text:span><text:bookmark-end text:name="__RefHeading___Toc114_212012501"/></text:h>
      <text:p text:style-name="Text_20_body"><text:span text:style-name="T1">The FSM is implemented in the </text:span><text:span text:style-name="Source_20_Text"><text:span text:style-name="T1">Behavioral</text:span></text:span><text:span text:style-name="T1"> architecture. The architecture includes the following components:</text:span></text:p>
      <text:h text:style-name="Heading_20_4" text:outline-level="4"><text:bookmark-start text:name="__RefHeading___Toc116_212012501"/><text:span text:style-name="T1">2.2.1 </text:span><text:span text:style-name="Strong_20_Emphasis"><text:span text:style-name="T1">State Definitions</text:span></text:span><text:bookmark-end text:name="__RefHeading___Toc116_212012501"/></text:h>
      <text:list xml:id="list2522054198" text:style-name="L2">
        <text:list-item>
          <text:p text:style-name="P11"><text:span text:style-name="T1">A state type </text:span><text:span text:style-name="Source_20_Text"><text:span text:style-name="T1">state_type</text:span></text:span><text:span text:style-name="T1"> is defined, with four states: </text:span><text:span text:style-name="Source_20_Text"><text:span text:style-name="T1">idle</text:span></text:span><text:span text:style-name="T1">, </text:span><text:span text:style-name="Source_20_Text"><text:span text:style-name="T1">proc_1</text:span></text:span><text:span text:style-name="T1">, </text:span><text:span text:style-name="Source_20_Text"><text:span text:style-name="T1">halt</text:span></text:span><text:span text:style-name="T1">, and </text:span><text:span text:style-name="Source_20_Text"><text:span text:style-name="T1">final</text:span></text:span><text:span text:style-name="T1">.</text:span></text:p>
        </text:list-item>
        <text:list-item>
          <text:p text:style-name="P10"><text:span text:style-name="T1">Two signals, </text:span><text:span text:style-name="Source_20_Text"><text:span text:style-name="T1">current_state</text:span></text:span><text:span text:style-name="T1"> and </text:span><text:span text:style-name="Source_20_Text"><text:span text:style-name="T1">next_state</text:span></text:span><text:span text:style-name="T1">, are defined to keep track of the FSM's current and next state, respectively.</text:span></text:p>
        </text:list-item>
      </text:list>
      <text:h text:style-name="Heading_20_4" text:outline-level="4"><text:bookmark-start text:name="__RefHeading___Toc118_212012501"/><text:span text:style-name="T1">2.2.2 </text:span><text:span text:style-name="Strong_20_Emphasis"><text:span text:style-name="T1">Process 1: State Register</text:span></text:span><text:bookmark-end text:name="__RefHeading___Toc118_212012501"/></text:h>
      <text:p text:style-name="Text_20_body"><text:span text:style-name="T1">The first process, labeled </text:span><text:span text:style-name="Source_20_Text"><text:span text:style-name="T1">proc1</text:span></text:span><text:span text:style-name="T1">, is responsible for updating the </text:span><text:span text:style-name="Source_20_Text"><text:span text:style-name="T1">current_state</text:span></text:span><text:span text:style-name="T1"> on the rising edge of the clock or resetting it to </text:span><text:span text:style-name="Source_20_Text"><text:span text:style-name="T1">idle</text:span></text:span><text:span text:style-name="T1"> if the reset signal is asserted.</text:span></text:p>
      <table:table table:name="Table1" table:style-name="Table1">
        <table:table-column table:style-name="Table1.A"/>
        <table:table-row>
          <table:table-cell table:style-name="Table1.A1" office:value-type="string">
            <text:p text:style-name="P7">proc1: process(clk, reset) begin</text:p>
            <text:p text:style-name="P7"><text:s text:c="4"/>if reset = '1' then</text:p>
            <text:p text:style-name="P7"><text:s text:c="8"/>current_state &lt;= idle;</text:p>
            <text:p text:style-name="P7"><text:s text:c="4"/>elsif(rising_edge(clk)) then</text:p>
            <text:p text:style-name="P7"><text:s text:c="8"/>current_state &lt;= next_state;</text:p>
            <text:p text:style-name="P7"><text:s text:c="4"/>end if;</text:p>
            <text:p text:style-name="P7">end process;</text:p>
          </table:table-cell>
        </table:table-row>
      </table:table>
      <text:p text:style-name="P6"/>
      <text:h text:style-name="Heading_20_4" text:outline-level="4"><text:bookmark-start text:name="__RefHeading___Toc120_212012501"/><text:span text:style-name="T1">2.2.3 </text:span><text:span text:style-name="Strong_20_Emphasis"><text:span text:style-name="T1">Process 2: Next State Logic and Output Logic</text:span></text:span><text:bookmark-end text:name="__RefHeading___Toc120_212012501"/></text:h>
      <text:p text:style-name="Text_20_body"><text:span text:style-name="T1">The second process, labeled </text:span><text:span text:style-name="Source_20_Text"><text:span text:style-name="T1">proce2</text:span></text:span><text:span text:style-name="T1">, determines the next state and the output values based on the current state and input signals (</text:span><text:span text:style-name="Source_20_Text"><text:span text:style-name="T1">a</text:span></text:span><text:span text:style-name="T1"> and </text:span><text:span text:style-name="Source_20_Text"><text:span text:style-name="T1">b</text:span></text:span><text:span text:style-name="T1">).</text:span></text:p>
      <text:p text:style-name="P20"/>
      <table:table table:name="Table2" table:style-name="Table2">
        <table:table-column table:style-name="Table2.A"/>
        <table:table-row>
          <table:table-cell table:style-name="Table2.A1" office:value-type="string">
            <text:p text:style-name="P7">proce2: process(a, b, current_state) </text:p>
            <text:p text:style-name="P7"><text:soft-page-break/>begin</text:p>
            <text:p text:style-name="P7"><text:s text:c="4"/>next_state &lt;= current_state;</text:p>
            <text:p text:style-name="P7"><text:s text:c="4"/>fsm_out &lt;= '0';</text:p>
            <text:p text:style-name="P7"><text:s text:c="4"/>main &lt;= "000";</text:p>
            <text:p text:style-name="P7"><text:s text:c="4"/></text:p>
            <text:p text:style-name="P7"><text:s text:c="4"/>case current_state is</text:p>
            <text:p text:style-name="P7"><text:s text:c="8"/>when idle =&gt;</text:p>
            <text:p text:style-name="P7"><text:s text:c="12"/>fsm_out &lt;= '1';</text:p>
            <text:p text:style-name="P7"><text:s text:c="12"/>main &lt;= "000";</text:p>
            <text:p text:style-name="P7"><text:s text:c="12"/>if (a = '1') then</text:p>
            <text:p text:style-name="P7"><text:s text:c="16"/>next_state &lt;= proc_1;</text:p>
            <text:p text:style-name="P7"><text:s text:c="12"/>elsif (a='0' and b='1') then</text:p>
            <text:p text:style-name="P7"><text:s text:c="16"/>next_state &lt;= halt;</text:p>
            <text:p text:style-name="P7"><text:s text:c="12"/>end if;</text:p>
            <text:p text:style-name="P7"><text:s text:c="12"/></text:p>
            <text:p text:style-name="P7"><text:s text:c="8"/>when proc_1 =&gt;</text:p>
            <text:p text:style-name="P7"><text:s text:c="12"/>fsm_out &lt;= '0';</text:p>
            <text:p text:style-name="P7"><text:s text:c="12"/>main &lt;= "100";</text:p>
            <text:p text:style-name="P7"><text:s text:c="12"/>if a='0' then</text:p>
            <text:p text:style-name="P7"><text:s text:c="16"/>next_state &lt;= halt;</text:p>
            <text:p text:style-name="P7"><text:s text:c="12"/>end if;</text:p>
            <text:p text:style-name="P7"><text:s text:c="12"/></text:p>
            <text:p text:style-name="P7"><text:s text:c="8"/>when halt =&gt;</text:p>
            <text:p text:style-name="P7"><text:s text:c="12"/>fsm_out &lt;= '0';</text:p>
            <text:p text:style-name="P7"><text:s text:c="12"/>main &lt;= "010";<text:tab/><text:tab/><text:tab/><text:tab/></text:p>
            <text:p text:style-name="P7"><text:s text:c="12"/>if a='0' then</text:p>
            <text:p text:style-name="P7"><text:s text:c="16"/>next_state &lt;= halt;</text:p>
            <text:p text:style-name="P7"><text:s text:c="12"/>elsif a = '1' then</text:p>
            <text:p text:style-name="P7"><text:s text:c="16"/>next_state &lt;= final;</text:p>
            <text:p text:style-name="P7"><text:s text:c="12"/>end if;</text:p>
            <text:p text:style-name="P7"><text:s text:c="12"/></text:p>
            <text:p text:style-name="P7"><text:s text:c="8"/>when final =&gt;</text:p>
            <text:p text:style-name="P7"><text:s text:c="12"/>next_state &lt;= idle;</text:p>
            <text:p text:style-name="P7"><text:s text:c="12"/>fsm_out &lt;= '1';</text:p>
            <text:p text:style-name="P7"><text:s text:c="12"/>main &lt;= "001";</text:p>
            <text:p text:style-name="P7"><text:s text:c="12"/></text:p>
            <text:p text:style-name="P7"><text:s text:c="8"/>when others =&gt;</text:p>
            <text:p text:style-name="P7"><text:s text:c="12"/>next_state &lt;= idle;</text:p>
            <text:p text:style-name="P7"><text:s text:c="12"/>fsm_out &lt;= '0';</text:p>
            <text:p text:style-name="P7"><text:s text:c="12"/>main &lt;= "000";</text:p>
            <text:p text:style-name="P7"><text:s text:c="8"/></text:p>
            <text:p text:style-name="P7"><text:s text:c="4"/>end case;</text:p>
            <text:p text:style-name="P7">end process;</text:p>
          </table:table-cell>
        </table:table-row>
      </table:table>
      <text:p text:style-name="P6"/>
      <text:p text:style-name="P6"/>
      <text:h text:style-name="Heading_20_4" text:outline-level="4"><text:bookmark-start text:name="__RefHeading___Toc122_212012501"/><text:span text:style-name="Strong_20_Emphasis"><text:span text:style-name="T1">State Transition and Output Behavior:</text:span></text:span><text:bookmark-end text:name="__RefHeading___Toc122_212012501"/></text:h>
      <text:list xml:id="list1561830918" text:style-name="L3">
        <text:list-item>
          <text:p text:style-name="P13"><text:span text:style-name="Strong_20_Emphasis"><text:span text:style-name="T1">idle</text:span></text:span><text:span text:style-name="T1">: </text:span><text:span text:style-name="Source_20_Text"><text:span text:style-name="T1">fsm_out</text:span></text:span><text:span text:style-name="T1"> is set to '1' and </text:span><text:span text:style-name="Source_20_Text"><text:span text:style-name="T1">main</text:span></text:span><text:span text:style-name="T1"> to "000". The FSM transitions to </text:span><text:span text:style-name="Source_20_Text"><text:span text:style-name="T1">proc_1</text:span></text:span><text:span text:style-name="T1"> if </text:span><text:span text:style-name="Source_20_Text"><text:span text:style-name="T1">a = '1'</text:span></text:span><text:span text:style-name="T1"> or to </text:span><text:span text:style-name="Source_20_Text"><text:span text:style-name="T1">halt</text:span></text:span><text:span text:style-name="T1"> if </text:span><text:span text:style-name="Source_20_Text"><text:span text:style-name="T1">a = '0'</text:span></text:span><text:span text:style-name="T1"> and </text:span><text:span text:style-name="Source_20_Text"><text:span text:style-name="T1">b = '1'</text:span></text:span><text:span text:style-name="T1">.</text:span></text:p>
        </text:list-item>
        <text:list-item>
          <text:p text:style-name="P13"><text:span text:style-name="Strong_20_Emphasis"><text:span text:style-name="T1">proc_1</text:span></text:span><text:span text:style-name="T1">: </text:span><text:span text:style-name="Source_20_Text"><text:span text:style-name="T1">fsm_out</text:span></text:span><text:span text:style-name="T1"> is '0', and </text:span><text:span text:style-name="Source_20_Text"><text:span text:style-name="T1">main</text:span></text:span><text:span text:style-name="T1"> is "100". It transitions to </text:span><text:span text:style-name="Source_20_Text"><text:span text:style-name="T1">halt</text:span></text:span><text:span text:style-name="T1"> if </text:span><text:span text:style-name="Source_20_Text"><text:span text:style-name="T1">a = '0'</text:span></text:span><text:span text:style-name="T1">.</text:span></text:p>
        </text:list-item>
        <text:list-item>
          <text:p text:style-name="P13"><text:span text:style-name="Strong_20_Emphasis"><text:span text:style-name="T1">halt</text:span></text:span><text:span text:style-name="T1">: </text:span><text:span text:style-name="Source_20_Text"><text:span text:style-name="T1">fsm_out</text:span></text:span><text:span text:style-name="T1"> is '0', and </text:span><text:span text:style-name="Source_20_Text"><text:span text:style-name="T1">main</text:span></text:span><text:span text:style-name="T1"> is "010". It stays in </text:span><text:span text:style-name="Source_20_Text"><text:span text:style-name="T1">halt</text:span></text:span><text:span text:style-name="T1"> if </text:span><text:span text:style-name="Source_20_Text"><text:span text:style-name="T1">a = '0'</text:span></text:span><text:span text:style-name="T1"> or moves to </text:span><text:span text:style-name="Source_20_Text"><text:span text:style-name="T1">final</text:span></text:span><text:span text:style-name="T1"> if </text:span><text:span text:style-name="Source_20_Text"><text:span text:style-name="T1">a = '1'</text:span></text:span><text:span text:style-name="T1">.</text:span></text:p>
        </text:list-item>
        <text:list-item>
          <text:p text:style-name="P12"><text:span text:style-name="Strong_20_Emphasis"><text:span text:style-name="T1">final</text:span></text:span><text:span text:style-name="T1">: The FSM transitions back to </text:span><text:span text:style-name="Source_20_Text"><text:span text:style-name="T1">idle</text:span></text:span><text:span text:style-name="T1"> with </text:span><text:span text:style-name="Source_20_Text"><text:span text:style-name="T1">fsm_out</text:span></text:span><text:span text:style-name="T1"> set to '1' and </text:span><text:span text:style-name="Source_20_Text"><text:span text:style-name="T1">main</text:span></text:span><text:span text:style-name="T1"> to "001".</text:span></text:p>
        </text:list-item>
      </text:list>
      <text:h text:style-name="Heading_20_2" text:outline-level="2"><text:bookmark-start text:name="__RefHeading___Toc124_212012501"/><text:soft-page-break/><text:span text:style-name="T1">3. </text:span><text:span text:style-name="Strong_20_Emphasis"><text:span text:style-name="T1">Testbench Analysis</text:span></text:span><text:bookmark-end text:name="__RefHeading___Toc124_212012501"/></text:h>
      <text:h text:style-name="Heading_20_3" text:outline-level="3"><text:bookmark-start text:name="__RefHeading___Toc126_212012501"/><text:span text:style-name="T1">3.1 </text:span><text:span text:style-name="Strong_20_Emphasis"><text:span text:style-name="T1">Entity Declaration</text:span></text:span><text:bookmark-end text:name="__RefHeading___Toc126_212012501"/></text:h>
      <text:p text:style-name="Text_20_body"><text:span text:style-name="T1">The testbench entity </text:span><text:span text:style-name="Source_20_Text"><text:span text:style-name="T1">tb_FSM</text:span></text:span><text:span text:style-name="T1"> has no ports since it is designed to stimulate the FSM internally.</text:span></text:p>
      <text:h text:style-name="Heading_20_3" text:outline-level="3"><text:bookmark-start text:name="__RefHeading___Toc128_212012501"/><text:span text:style-name="T1">3.2 </text:span><text:span text:style-name="Strong_20_Emphasis"><text:span text:style-name="T1">Architecture - Behavior</text:span></text:span><text:bookmark-end text:name="__RefHeading___Toc128_212012501"/></text:h>
      <text:p text:style-name="P20">The architecture defines:</text:p>
      <text:list xml:id="list170459239" text:style-name="L4">
        <text:list-item>
          <text:p text:style-name="P15"><text:span text:style-name="Strong_20_Emphasis"><text:span text:style-name="T1">Inputs and Outputs</text:span></text:span><text:span text:style-name="T1">: The signals </text:span><text:span text:style-name="Source_20_Text"><text:span text:style-name="T1">clk</text:span></text:span><text:span text:style-name="T1">, </text:span><text:span text:style-name="Source_20_Text"><text:span text:style-name="T1">reset</text:span></text:span><text:span text:style-name="T1">, </text:span><text:span text:style-name="Source_20_Text"><text:span text:style-name="T1">a</text:span></text:span><text:span text:style-name="T1">, and </text:span><text:span text:style-name="Source_20_Text"><text:span text:style-name="T1">b</text:span></text:span><text:span text:style-name="T1"> serve as inputs to the FSM, while </text:span><text:span text:style-name="Source_20_Text"><text:span text:style-name="T1">fsm_out</text:span></text:span><text:span text:style-name="T1"> and </text:span><text:span text:style-name="Source_20_Text"><text:span text:style-name="T1">main</text:span></text:span><text:span text:style-name="T1"> are outputs.</text:span></text:p>
        </text:list-item>
        <text:list-item>
          <text:p text:style-name="P14"><text:span text:style-name="Strong_20_Emphasis"><text:span text:style-name="T1">Clock Process</text:span></text:span><text:span text:style-name="T1">: A process is defined to generate a clock signal with a period of 10 ns.</text:span></text:p>
        </text:list-item>
      </text:list>
      <text:h text:style-name="Heading_20_3" text:outline-level="3"><text:bookmark-start text:name="__RefHeading___Toc130_212012501"/><text:span text:style-name="T1">3.3 </text:span><text:span text:style-name="Strong_20_Emphasis"><text:span text:style-name="T1">Stimulus Process</text:span></text:span><text:bookmark-end text:name="__RefHeading___Toc130_212012501"/></text:h>
      <text:p text:style-name="P20">The stimulus process is responsible for applying test vectors to the FSM:</text:p>
      <text:list xml:id="list4236589212" text:style-name="L5">
        <text:list-item>
          <text:p text:style-name="P17"><text:span text:style-name="T1">The </text:span><text:span text:style-name="Source_20_Text"><text:span text:style-name="T1">reset</text:span></text:span><text:span text:style-name="T1"> signal is asserted for the first 20 ns to initialize the FSM to the </text:span><text:span text:style-name="Source_20_Text"><text:span text:style-name="T1">idle</text:span></text:span><text:span text:style-name="T1"> state.</text:span></text:p>
        </text:list-item>
        <text:list-item>
          <text:p text:style-name="P16"><text:span text:style-name="T1">Various combinations of </text:span><text:span text:style-name="Source_20_Text"><text:span text:style-name="T1">a</text:span></text:span><text:span text:style-name="T1"> and </text:span><text:span text:style-name="Source_20_Text"><text:span text:style-name="T1">b</text:span></text:span><text:span text:style-name="T1"> are then applied to verify the state transitions.</text:span></text:p>
        </text:list-item>
      </text:list>
      <text:h text:style-name="Heading_20_3" text:outline-level="3"><text:bookmark-start text:name="__RefHeading___Toc132_212012501"/><text:span text:style-name="Strong_20_Emphasis"><text:span text:style-name="T1">Test Scenarios:</text:span></text:span><text:bookmark-end text:name="__RefHeading___Toc132_212012501"/></text:h>
      <text:list xml:id="list2067781673" text:style-name="L6">
        <text:list-item>
          <text:p text:style-name="P19"><text:span text:style-name="Strong_20_Emphasis"><text:span text:style-name="T1">Test 1</text:span></text:span><text:span text:style-name="T1">: The FSM is reset, </text:span><text:span text:style-name="Source_20_Text"><text:span text:style-name="T1">a</text:span></text:span><text:span text:style-name="T1"> is set to '1', transitioning from </text:span><text:span text:style-name="Source_20_Text"><text:span text:style-name="T1">idle</text:span></text:span><text:span text:style-name="T1"> to </text:span><text:span text:style-name="Source_20_Text"><text:span text:style-name="T1">proc_1</text:span></text:span><text:span text:style-name="T1">. </text:span><text:span text:style-name="Source_20_Text"><text:span text:style-name="T1">a</text:span></text:span><text:span text:style-name="T1"> is toggled to check the transition to </text:span><text:span text:style-name="Source_20_Text"><text:span text:style-name="T1">halt</text:span></text:span><text:span text:style-name="T1">.</text:span></text:p>
        </text:list-item>
        <text:list-item>
          <text:p text:style-name="P18"><text:span text:style-name="Strong_20_Emphasis"><text:span text:style-name="T1">Test 2</text:span></text:span><text:span text:style-name="T1">: Inputs </text:span><text:span text:style-name="Source_20_Text"><text:span text:style-name="T1">a</text:span></text:span><text:span text:style-name="T1"> and </text:span><text:span text:style-name="Source_20_Text"><text:span text:style-name="T1">b</text:span></text:span><text:span text:style-name="T1"> are manipulated to check transitions from </text:span><text:span text:style-name="Source_20_Text"><text:span text:style-name="T1">halt</text:span></text:span><text:span text:style-name="T1"> to </text:span><text:span text:style-name="Source_20_Text"><text:span text:style-name="T1">final</text:span></text:span><text:span text:style-name="T1">, ensuring the FSM returns to </text:span><text:span text:style-name="Source_20_Text"><text:span text:style-name="T1">idle</text:span></text:span><text:span text:style-name="T1">.</text:span></text:p>
        </text:list-item>
      </text:list>
      <text:h text:style-name="Heading_20_3" text:outline-level="3"><text:bookmark-start text:name="__RefHeading___Toc134_212012501"/><text:span text:style-name="T1">4. </text:span><text:span text:style-name="Strong_20_Emphasis"><text:span text:style-name="T1">Conclusion</text:span></text:span><text:bookmark-end text:name="__RefHeading___Toc134_212012501"/></text:h>
      <text:p text:style-name="Text_20_body"><text:span text:style-name="T1">The FSM VHDL code implements a simple state machine with well-defined state transitions controlled by input signals </text:span><text:span text:style-name="Source_20_Text"><text:span text:style-name="T1">a</text:span></text:span><text:span text:style-name="T1"> and </text:span><text:span text:style-name="Source_20_Text"><text:span text:style-name="T1">b</text:span></text:span><text:span text:style-name="T1">. The output signals </text:span><text:span text:style-name="Source_20_Text"><text:span text:style-name="T1">fsm_out</text:span></text:span><text:span text:style-name="T1"> and </text:span><text:span text:style-name="Source_20_Text"><text:span text:style-name="T1">main</text:span></text:span><text:span text:style-name="T1"> indicate the current state of the FSM. The testbench successfully stimulates the FSM and verifies that it transitions correctly between states. The architecture is modular, with clear separation between the state register, next-state logic, and output logic, making the design robust and easy to understand.</text:span></text:p>
      <text:p text:style-name="P6"/>
      <text:p text:style-name="P6"/>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10:27:37.332399985</meta:creation-date>
    <dc:date>2024-08-11T10:33:38.891737255</dc:date>
    <meta:editing-duration>PT6M2S</meta:editing-duration>
    <meta:editing-cycles>2</meta:editing-cycles>
    <meta:generator>LibreOffice/7.3.7.2$Linux_X86_64 LibreOffice_project/30$Build-2</meta:generator>
    <meta:document-statistic meta:table-count="2" meta:image-count="0" meta:object-count="0" meta:page-count="4" meta:paragraph-count="109" meta:word-count="792" meta:character-count="4936" meta:non-whitespace-character-count="3792"/>
  </office:meta>
</office:document-meta>
</file>